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13.601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6.84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3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Another Blog Blog Revie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1">
          <table:table-cell office:value-type="string">
            <text:p>Open Office</text:p>
          </table:table-cell>
          <table:table-cell office:value-type="string">
            <text:p>http://www.openoffice.org/download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Open Office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Lenovo 100s</text:p>
          </table:table-cell>
          <table:table-cell office:value-type="string">
            <text:p>http://www.argos.co.uk/product/5155709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at Argos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wordpress</text:p>
          </table:table-cell>
          <table:table-cell office:value-type="string">
            <text:p>https://bromptonsite.wordpress.com/2016/11/14/abb-reviews-inroduction/#more-122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Another Blog Blog Reviews on Wordpress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 Reviews"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"</text:p>
          </table:table-cell>
          <table:table-cell table:number-columns-repeated="1019"/>
        </table:table-row>
        <table:table-row table:style-name="ro1">
          <table:table-cell office:value-type="string">
            <text:p>Read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 table:number-columns-repeated="1019"/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Linked image to Dads Memorial Video - Micheal Brompton"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Dad's Memorial Video – Micheal Brompton”</text:p>
          </table:table-cell>
          <table:table-cell office:value-type="string">
            <text:p>target="_blank"</text:p>
          </table:table-cell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  <table:table-cell table:number-columns-repeated="1018"/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Cover Image Link to KevinKing"</text:p>
          </table:table-cell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</table:table-row>
      </table:table>
      <table:table table:name="blogCats - B_Reviews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29S</meta:editing-duration>
    <meta:editing-cycles>32</meta:editing-cycles>
    <meta:generator>OpenOffice/4.1.2$Win32 OpenOffice.org_project/412m3$Build-9782</meta:generator>
    <dc:date>2016-12-12T20:15:19.66</dc:date>
    <dc:creator>Matt </dc:creator>
    <meta:document-statistic meta:table-count="2" meta:cell-count="1204" meta:object-count="0"/>
    <meta:user-defined meta:name="Info 1"/>
    <meta:user-defined meta:name="Info 2"/>
    <meta:user-defined meta:name="Info 3"/>
    <meta:user-defined meta:name="Info 4"/>
  </office:meta>
</office:document-meta>
</file>